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787a"/>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d5430"/>
    </style:style>
    <style:style style:name="P5" style:family="paragraph" style:parent-style-name="Standard">
      <style:paragraph-properties fo:text-align="justify" style:justify-single-word="false"/>
      <style:text-properties officeooo:rsid="0018780e"/>
    </style:style>
    <style:style style:name="P6" style:family="paragraph" style:parent-style-name="Standard">
      <style:paragraph-properties fo:text-align="justify" style:justify-single-word="false"/>
      <style:text-properties officeooo:rsid="0018780e" officeooo:paragraph-rsid="0018780e"/>
    </style:style>
    <style:style style:name="P7" style:family="paragraph" style:parent-style-name="Standard">
      <style:text-properties officeooo:paragraph-rsid="002115ee"/>
    </style:style>
    <style:style style:name="P8" style:family="paragraph" style:parent-style-name="Standard">
      <style:text-properties officeooo:rsid="001d5430"/>
    </style:style>
    <style:style style:name="P9" style:family="paragraph" style:parent-style-name="Standard">
      <style:text-properties officeooo:paragraph-rsid="00244728"/>
    </style:style>
    <style:style style:name="P10" style:family="paragraph" style:parent-style-name="Standard">
      <style:text-properties officeooo:rsid="00244728" officeooo:paragraph-rsid="00244728"/>
    </style:style>
    <style:style style:name="P11" style:family="paragraph" style:parent-style-name="Standard">
      <style:text-properties officeooo:paragraph-rsid="00355b61"/>
    </style:style>
    <style:style style:name="P12" style:family="paragraph" style:parent-style-name="Standard">
      <style:text-properties officeooo:rsid="00355b61" officeooo:paragraph-rsid="00355b61"/>
    </style:style>
    <style:style style:name="P13" style:family="paragraph" style:parent-style-name="Standard">
      <style:paragraph-properties fo:text-align="justify" style:justify-single-word="false"/>
      <style:text-properties officeooo:rsid="00355b61" officeooo:paragraph-rsid="003b4d6c"/>
    </style:style>
    <style:style style:name="P14" style:family="paragraph" style:parent-style-name="Standard">
      <style:paragraph-properties fo:text-align="justify" style:justify-single-word="false"/>
      <style:text-properties officeooo:rsid="00355b61" officeooo:paragraph-rsid="003cbc93"/>
    </style:style>
    <style:style style:name="P15" style:family="paragraph" style:parent-style-name="Standard">
      <style:paragraph-properties fo:text-align="justify" style:justify-single-word="false"/>
      <style:text-properties officeooo:rsid="00355b61" officeooo:paragraph-rsid="003f43a2"/>
    </style:style>
    <style:style style:name="P16" style:family="paragraph" style:parent-style-name="Standard">
      <style:text-properties officeooo:paragraph-rsid="0041a1d2"/>
    </style:style>
    <style:style style:name="P17" style:family="paragraph" style:parent-style-name="Standard">
      <style:paragraph-properties fo:text-align="justify" style:justify-single-word="false"/>
      <style:text-properties officeooo:rsid="003b4d6c" officeooo:paragraph-rsid="003b4d6c"/>
    </style:style>
    <style:style style:name="P18" style:family="paragraph" style:parent-style-name="Standard">
      <style:paragraph-properties fo:text-align="justify" style:justify-single-word="false"/>
      <style:text-properties officeooo:rsid="003b4d6c" officeooo:paragraph-rsid="003f43a2"/>
    </style:style>
    <style:style style:name="P19" style:family="paragraph" style:parent-style-name="Standard">
      <style:paragraph-properties fo:text-align="justify" style:justify-single-word="false"/>
      <style:text-properties officeooo:rsid="003cbc93" officeooo:paragraph-rsid="003cbc93"/>
    </style:style>
    <style:style style:name="P20" style:family="paragraph" style:parent-style-name="Standard">
      <style:paragraph-properties fo:text-align="justify" style:justify-single-word="false"/>
      <style:text-properties officeooo:rsid="003cbc93" officeooo:paragraph-rsid="003f43a2"/>
    </style:style>
    <style:style style:name="P21" style:family="paragraph" style:parent-style-name="Standard">
      <style:text-properties officeooo:rsid="004585c5" officeooo:paragraph-rsid="004585c5"/>
    </style:style>
    <style:style style:name="P22" style:family="paragraph" style:parent-style-name="Standard">
      <style:text-properties officeooo:paragraph-rsid="004585c5"/>
    </style:style>
    <style:style style:name="P23" style:family="paragraph" style:parent-style-name="Standard">
      <style:text-properties officeooo:rsid="0047895d" officeooo:paragraph-rsid="0047895d"/>
    </style:style>
    <style:style style:name="P24" style:family="paragraph" style:parent-style-name="Code_20_block">
      <style:text-properties officeooo:rsid="0018780e"/>
    </style:style>
    <style:style style:name="P25" style:family="paragraph" style:parent-style-name="Code_20_block">
      <style:text-properties officeooo:paragraph-rsid="00244728"/>
    </style:style>
    <style:style style:name="P26" style:family="paragraph" style:parent-style-name="Code_20_block">
      <style:text-properties officeooo:paragraph-rsid="0024b383"/>
    </style:style>
    <style:style style:name="P27" style:family="paragraph" style:parent-style-name="Code_20_block">
      <style:text-properties officeooo:paragraph-rsid="00250a76"/>
    </style:style>
    <style:style style:name="P28" style:family="paragraph" style:parent-style-name="Code_20_block">
      <style:text-properties officeooo:rsid="0024b383" officeooo:paragraph-rsid="0024b383"/>
    </style:style>
    <style:style style:name="P29" style:family="paragraph" style:parent-style-name="Code_20_block">
      <style:text-properties officeooo:paragraph-rsid="0026c81d"/>
    </style:style>
    <style:style style:name="P30" style:family="paragraph" style:parent-style-name="Code_20_block">
      <style:text-properties officeooo:paragraph-rsid="0027a24d"/>
    </style:style>
    <style:style style:name="P31" style:family="paragraph" style:parent-style-name="Code_20_block">
      <style:text-properties officeooo:rsid="0027a24d" officeooo:paragraph-rsid="0027a24d"/>
    </style:style>
    <style:style style:name="P32" style:family="paragraph" style:parent-style-name="Code_20_block">
      <style:text-properties officeooo:paragraph-rsid="00355b61"/>
    </style:style>
    <style:style style:name="P33" style:family="paragraph" style:parent-style-name="Code_20_block">
      <style:text-properties officeooo:paragraph-rsid="00358d58"/>
    </style:style>
    <style:style style:name="P34" style:family="paragraph" style:parent-style-name="Code_20_block">
      <style:text-properties officeooo:paragraph-rsid="003f43a2"/>
    </style:style>
    <style:style style:name="P35" style:family="paragraph" style:parent-style-name="Code_20_block">
      <style:text-properties officeooo:paragraph-rsid="0041a1d2"/>
    </style:style>
    <style:style style:name="P36" style:family="paragraph" style:parent-style-name="Code_20_block">
      <style:text-properties officeooo:paragraph-rsid="00426fcb"/>
    </style:style>
    <style:style style:name="P37" style:family="paragraph" style:parent-style-name="Code_20_block">
      <style:text-properties officeooo:rsid="003b4d6c"/>
    </style:style>
    <style:style style:name="P38" style:family="paragraph" style:parent-style-name="Code_20_block">
      <style:text-properties officeooo:rsid="003cbc93"/>
    </style:style>
    <style:style style:name="P39" style:family="paragraph" style:parent-style-name="Code_20_block">
      <style:text-properties officeooo:rsid="00426fcb" officeooo:paragraph-rsid="00426fcb"/>
    </style:style>
    <style:style style:name="P40" style:family="paragraph" style:parent-style-name="Standard">
      <style:paragraph-properties fo:break-before="page"/>
    </style:style>
    <style:style style:name="P41" style:family="paragraph" style:parent-style-name="Standard" style:list-style-name="Numbering_20_1"/>
    <style:style style:name="P42" style:family="paragraph" style:parent-style-name="Standard" style:list-style-name="Numbering_20_1">
      <style:text-properties officeooo:paragraph-rsid="001d5430"/>
    </style:style>
    <style:style style:name="P43" style:family="paragraph" style:parent-style-name="Standard" style:list-style-name="Numbering_20_1">
      <style:text-properties officeooo:rsid="004585c5" officeooo:paragraph-rsid="004585c5"/>
    </style:style>
    <style:style style:name="P44" style:family="paragraph" style:parent-style-name="Standard">
      <style:text-properties officeooo:rsid="004585c5" officeooo:paragraph-rsid="004585c5"/>
    </style:style>
    <style:style style:name="P45" style:family="paragraph" style:parent-style-name="Standard">
      <style:text-properties officeooo:rsid="004aa535" officeooo:paragraph-rsid="004aa535"/>
    </style:style>
    <style:style style:name="P46" style:family="paragraph" style:parent-style-name="Standard">
      <style:text-properties officeooo:paragraph-rsid="004aa535"/>
    </style:style>
    <style:style style:name="P47" style:family="paragraph" style:parent-style-name="Standard">
      <style:text-properties officeooo:rsid="004adb12" officeooo:paragraph-rsid="004adb12"/>
    </style:style>
    <style:style style:name="P48" style:family="paragraph" style:parent-style-name="Standard">
      <style:paragraph-properties fo:break-before="page"/>
    </style:style>
    <style:style style:name="P49" style:family="paragraph" style:parent-style-name="Heading_20_2">
      <style:paragraph-properties fo:break-before="page"/>
    </style:style>
    <style:style style:name="P50" style:family="paragraph" style:parent-style-name="Heading_20_1" style:master-page-name="Standard">
      <style:paragraph-properties style:page-number="auto"/>
    </style:style>
    <style:style style:name="P51" style:family="paragraph" style:parent-style-name="Heading_20_3">
      <style:text-properties officeooo:rsid="00244728" officeooo:paragraph-rsid="00244728"/>
    </style:style>
    <style:style style:name="P52" style:family="paragraph" style:parent-style-name="Heading_20_3">
      <style:text-properties officeooo:rsid="00355b61"/>
    </style:style>
    <style:style style:name="P53" style:family="paragraph" style:parent-style-name="Heading_20_3">
      <style:text-properties officeooo:rsid="003b4d6c"/>
    </style:style>
    <style:style style:name="P54" style:family="paragraph" style:parent-style-name="Heading_20_3">
      <style:text-properties officeooo:rsid="001d5430" officeooo:paragraph-rsid="001d5430"/>
    </style:style>
    <style:style style:name="P55" style:family="paragraph" style:parent-style-name="Heading_20_3">
      <style:text-properties officeooo:paragraph-rsid="004aa535"/>
    </style:style>
    <style:style style:name="P56" style:family="paragraph" style:parent-style-name="Heading_20_3">
      <style:paragraph-properties fo:break-before="page"/>
    </style:style>
    <style:style style:name="P57" style:family="paragraph" style:parent-style-name="Heading_20_3">
      <style:paragraph-properties fo:break-before="page"/>
      <style:text-properties officeooo:rsid="003b4d6c" officeooo:paragraph-rsid="003f43a2"/>
    </style:style>
    <style:style style:name="P58" style:family="paragraph" style:parent-style-name="Code_20_block">
      <style:text-properties officeooo:rsid="00355b61" officeooo:paragraph-rsid="00358d58"/>
    </style:style>
    <style:style style:name="P59" style:family="paragraph" style:parent-style-name="Code_20_block">
      <style:text-properties officeooo:rsid="003b4d6c"/>
    </style:style>
    <style:style style:name="P60" style:family="paragraph" style:parent-style-name="Code_20_block">
      <style:text-properties officeooo:rsid="003b4d6c" officeooo:paragraph-rsid="003f43a2"/>
    </style:style>
    <style:style style:name="P61" style:family="paragraph" style:parent-style-name="Code_20_block">
      <style:text-properties officeooo:rsid="003cbc93" officeooo:paragraph-rsid="003f43a2"/>
    </style:style>
    <style:style style:name="T1" style:family="text">
      <style:text-properties fo:font-weight="bold" style:font-weight-asian="bold" style:font-weight-complex="bold"/>
    </style:style>
    <style:style style:name="T2" style:family="text">
      <style:text-properties fo:font-weight="bold" officeooo:rsid="0018780e" style:font-weight-asian="bold" style:font-weight-complex="bold"/>
    </style:style>
    <style:style style:name="T3" style:family="text">
      <style:text-properties fo:font-weight="bold" officeooo:rsid="002115ee" style:font-weight-asian="bold" style:font-weight-complex="bold"/>
    </style:style>
    <style:style style:name="T4" style:family="text">
      <style:text-properties fo:font-weight="bold" officeooo:rsid="00244728" style:font-weight-asian="bold" style:font-weight-complex="bold"/>
    </style:style>
    <style:style style:name="T5" style:family="text">
      <style:text-properties fo:font-weight="bold" officeooo:rsid="00355b61" style:font-weight-asian="bold" style:font-weight-complex="bold"/>
    </style:style>
    <style:style style:name="T6" style:family="text">
      <style:text-properties fo:font-weight="bold" officeooo:rsid="0035e5b1" style:font-weight-asian="bold" style:font-weight-complex="bold"/>
    </style:style>
    <style:style style:name="T7" style:family="text">
      <style:text-properties fo:font-weight="bold" officeooo:rsid="003b4d6c" style:font-weight-asian="bold" style:font-weight-complex="bold"/>
    </style:style>
    <style:style style:name="T8" style:family="text">
      <style:text-properties fo:font-weight="bold" officeooo:rsid="003cbc93" style:font-weight-asian="bold" style:font-weight-complex="bold"/>
    </style:style>
    <style:style style:name="T9" style:family="text">
      <style:text-properties fo:font-weight="bold" officeooo:rsid="003f43a2" style:font-weight-asian="bold" style:font-weight-complex="bold"/>
    </style:style>
    <style:style style:name="T10" style:family="text">
      <style:text-properties fo:font-weight="bold" officeooo:rsid="00406677" style:font-weight-asian="bold" style:font-weight-complex="bold"/>
    </style:style>
    <style:style style:name="T11" style:family="text">
      <style:text-properties fo:font-weight="bold" officeooo:rsid="004585c5"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4c9b2f" style:font-style-asian="italic" style:font-style-complex="italic"/>
    </style:style>
    <style:style style:name="T15" style:family="text">
      <style:text-properties fo:font-style="italic" officeooo:rsid="004eecbd" style:font-style-asian="italic" style:font-style-complex="italic"/>
    </style:style>
    <style:style style:name="T16" style:family="text">
      <style:text-properties fo:font-style="normal" style:font-style-asian="normal" style:font-style-complex="normal"/>
    </style:style>
    <style:style style:name="T17" style:family="text">
      <style:text-properties fo:color="#008000"/>
    </style:style>
    <style:style style:name="T18" style:family="text">
      <style:text-properties fo:color="#008000" officeooo:rsid="0018780e"/>
    </style:style>
    <style:style style:name="T19" style:family="text">
      <style:text-properties fo:color="#008000" officeooo:rsid="0026c81d"/>
    </style:style>
    <style:style style:name="T20" style:family="text">
      <style:text-properties fo:color="#008000" officeooo:rsid="0027a24d"/>
    </style:style>
    <style:style style:name="T21" style:family="text">
      <style:text-properties fo:color="#008000" officeooo:rsid="00299f44"/>
    </style:style>
    <style:style style:name="T22" style:family="text">
      <style:text-properties fo:color="#008000" officeooo:rsid="00426fcb"/>
    </style:style>
    <style:style style:name="T23" style:family="text">
      <style:text-properties officeooo:rsid="0018780e"/>
    </style:style>
    <style:style style:name="T24" style:family="text">
      <style:text-properties officeooo:rsid="0018f604"/>
    </style:style>
    <style:style style:name="T25" style:family="text">
      <style:text-properties officeooo:rsid="001afe49"/>
    </style:style>
    <style:style style:name="T26" style:family="text">
      <style:text-properties officeooo:rsid="001b131a"/>
    </style:style>
    <style:style style:name="T27" style:family="text">
      <style:text-properties officeooo:rsid="001b87eb"/>
    </style:style>
    <style:style style:name="T28" style:family="text">
      <style:text-properties officeooo:rsid="001d5430"/>
    </style:style>
    <style:style style:name="T29" style:family="text">
      <style:text-properties officeooo:rsid="00244728"/>
    </style:style>
    <style:style style:name="T30" style:family="text">
      <style:text-properties officeooo:rsid="0024b383"/>
    </style:style>
    <style:style style:name="T31" style:family="text">
      <style:text-properties officeooo:rsid="00250a76"/>
    </style:style>
    <style:style style:name="T32" style:family="text">
      <style:text-properties officeooo:rsid="0027a24d"/>
    </style:style>
    <style:style style:name="T33" style:family="text">
      <style:text-properties officeooo:rsid="002f61f6"/>
    </style:style>
    <style:style style:name="T34" style:family="text">
      <style:text-properties officeooo:rsid="00355b61"/>
    </style:style>
    <style:style style:name="T35" style:family="text">
      <style:text-properties officeooo:rsid="00358d58"/>
    </style:style>
    <style:style style:name="T36" style:family="text">
      <style:text-properties officeooo:rsid="003b4d6c"/>
    </style:style>
    <style:style style:name="T37" style:family="text">
      <style:text-properties style:text-position="sub 58%" officeooo:rsid="003b4d6c"/>
    </style:style>
    <style:style style:name="T38" style:family="text">
      <style:text-properties officeooo:rsid="003cbc93"/>
    </style:style>
    <style:style style:name="T39" style:family="text">
      <style:text-properties fo:color="#000000" style:font-name="Courier New2" fo:font-size="9pt" officeooo:rsid="003cbc93" style:font-size-asian="9pt"/>
    </style:style>
    <style:style style:name="T40" style:family="text">
      <style:text-properties officeooo:rsid="0041a1d2"/>
    </style:style>
    <style:style style:name="T41" style:family="text">
      <style:text-properties officeooo:rsid="00426fcb"/>
    </style:style>
    <style:style style:name="T42" style:family="text">
      <style:text-properties officeooo:rsid="0047895d"/>
    </style:style>
    <style:style style:name="T43" style:family="text">
      <style:text-properties officeooo:rsid="0048665c"/>
    </style:style>
    <style:style style:name="T44" style:family="text">
      <style:text-properties officeooo:rsid="004c9b2f"/>
    </style:style>
    <style:style style:name="T45" style:family="text">
      <style:text-properties officeooo:rsid="004eec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8599983074468724" text:style-name="Outline">
        <text:list-item>
          <text:h text:style-name="P50"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span text:style-name="T1">org.jppf.node.policy.ExecutionPolicy.Not</text:span></text:p>
      <text:p text:style-name="Standard">Usage:</text:p>
      <text:p text:style-name="Code_20_block"><text:span text:style-name="Code_20_char">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lt;NOT&gt;</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p text:style-name="Code_20_block">&lt;/NOT&gt;</text:p>
      <text:list xml:id="list64140156156627"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span text:style-name="T1">org.jppf.node.policy.ExecutionPolicy.And</text:span></text:p>
      <text:p text:style-name="Standard">Usage:</text:p>
      <text:p text:style-name="Code_20_block">policy = policy1.and(policy2).and(policy3);</text:p>
      <text:p text:style-name="Code_20_block">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lt;AND&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3"/>&lt;LessThan&gt;</text:p>
      <text:p text:style-name="Code_20_block"><text:s text:c="3"/>&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AND&gt;</text:p>
      <text:list xml:id="list64140160160948"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span text:style-name="T1">org.jppf.node.policy.ExecutionPolicy.Or</text:span></text:p>
      <text:p text:style-name="Standard">Usage:</text:p>
      <text:p text:style-name="Code_20_block">policy = policy1.or(policy2).or(policy3);</text:p>
      <text:p text:style-name="Code_20_block">policy = policy1.or(policy2, policy3);</text:p>
      <text:p text:style-name="Standard"/>
      <text:p text:style-name="Standard">XML Element: &lt;OR&gt;</text:p>
      <text:p text:style-name="Standard">Nested element: any other policy element, min = 2, max = unbounded</text:p>
      <text:p text:style-name="Standard">Usage:</text:p>
      <text:p text:style-name="Code_20_block">&lt;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oft-page-brea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OR&gt;</text:p>
      <text:list xml:id="list64140164171600"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org.jppf.node.policy.ExecutionPolicy.Xor</text:p>
      <text:p text:style-name="Standard">Usage:</text:p>
      <text:p text:style-name="Code_20_block">policy = policy1.xor(policy2).xor(policy3);</text:p>
      <text:p text:style-name="Code_20_block">policy = policy1.xor(policy2, policy3);</text:p>
      <text:p text:style-name="Standard"/>
      <text:p text:style-name="Standard">XML Element: &lt;XOR&gt;</text:p>
      <text:p text:style-name="Standard">Nested element: any other policy element, min = 2, max = unbounded</text:p>
      <text:p text:style-name="Standard">Usage:</text:p>
      <text:p text:style-name="Code_20_block">&lt;X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XOR&gt;</text:p>
      <text:list xml:id="list64140169167087"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property_value = value''. The value can be either numeric, boolean or a string. <text:s text:c="5"/></text:p>
      <text:p text:style-name="Standard"/>
      <text:p text:style-name="Standard">Class name: <text:span text:style-name="T1">org.jppf.node.policy.Equal</text:span></text:p>
      <text:p text:style-name="Standard">Constructors:</text:p>
      <text:p text:style-name="Code_20_block">Equal(String propertyName, boolean ignoreCase, String value)</text:p>
      <text:p text:style-name="Code_20_block">Equal(String propertyName, double value)</text:p>
      <text:p text:style-name="Code_20_block">Equal(String propertyName, boolean value)</text:p>
      <text:p text:style-name="Standard">Usage:</text:p>
      <text:p text:style-name="Code_20_block">policy = new Equal("some.property", true, "some_value");</text:p>
      <text:p text:style-name="Code_20_block">policy = new Equal("some.property", 15);</text:p>
      <text:p text:style-name="Code_20_block">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Equal ignoreCase="true" valueType="string"&gt;</text:p>
      <text:p text:style-name="Code_20_block"><text:s text:c="2"/>&lt;Property&gt;some.property&lt;/Property&gt;</text:p>
      <text:p text:style-name="Code_20_block"><text:s text:c="2"/>&lt;Value&gt;some value here&lt;/Value&gt;</text:p>
      <text:p text:style-name="Code_20_block">&lt;/Equal&gt;</text:p>
      <text:list xml:id="list64140173147499"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property_value&amp;nbsp;&lt;&amp;nbsp;value''</text:p>
      <text:p text:style-name="Standard">The value can only be numeric.</text:p>
      <text:p text:style-name="Standard"/>
      <text:p text:style-name="Standard"><text:soft-page-break/>Class name: <text:span text:style-name="T1">org.jppf.node.policy.LessThan</text:span></text:p>
      <text:p text:style-name="Standard">Constructor:</text:p>
      <text:p text:style-name="Code_20_block">LessThan(String propertyName, double value)</text:p>
      <text:p text:style-name="Standard">Usage:</text:p>
      <text:p text:style-name="Code_20_block">policy = new LessThan("some.property", 15.50);</text:p>
      <text:p text:style-name="Standard"/>
      <text:p text:style-name="Standard">XML Element: <text:span text:style-name="T1">&lt;Less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LessThan&gt;</text:p>
      <text:p text:style-name="Code_20_block"><text:s text:c="2"/>&lt;Property&gt;some.property&lt;/Property&gt;</text:p>
      <text:p text:style-name="Code_20_block"><text:s text:c="2"/>&lt;Value&gt;15.50&lt;/Value&gt;</text:p>
      <text:p text:style-name="Code_20_block">&lt;/LessThan&gt;</text:p>
      <text:list xml:id="list64140176141661"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property_value&lt;= value''</text:p>
      <text:p text:style-name="Standard">The value can only be numeric.</text:p>
      <text:p text:style-name="Standard"/>
      <text:p text:style-name="Standard">Class name: <text:span text:style-name="T1">org.jppf.node.policy.AtMost</text:span></text:p>
      <text:p text:style-name="Standard">Constructor:</text:p>
      <text:p text:style-name="Code_20_block">AtMost(String propertyName, double value)</text:p>
      <text:p text:style-name="Standard">Usage:</text:p>
      <text:p text:style-name="Code_20_block">policy = new AtMost("some.property", 15.49);</text:p>
      <text:p text:style-name="Standard"/>
      <text:p text:style-name="Standard">XML Element: <text:span text:style-name="T1">&lt;AtMo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Most&gt;</text:p>
      <text:p text:style-name="Code_20_block"><text:s text:c="2"/>&lt;Property&gt;some.property&lt;/Property&gt;</text:p>
      <text:p text:style-name="Code_20_block"><text:s text:c="2"/>&lt;Value&gt;15.49&lt;/Value&gt;</text:p>
      <text:p text:style-name="Code_20_block">&lt;/AtMost&gt;</text:p>
      <text:list xml:id="list64140179173192"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MoreThan</text:span></text:p>
      <text:p text:style-name="Standard">Constructor:</text:p>
      <text:p text:style-name="Code_20_block">MoreThan(String propertyName, double value)</text:p>
      <text:p text:style-name="Standard">Usage:</text:p>
      <text:p text:style-name="Code_20_block">policy = new MoreThan("some.property", 15.50);</text:p>
      <text:p text:style-name="Standard"/>
      <text:p text:style-name="Standard">XML Element: <text:span text:style-name="T1">&lt;More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MoreThan&gt;</text:p>
      <text:p text:style-name="Code_20_block"><text:s text:c="2"/>&lt;Property&gt;some.property&lt;/Property&gt;</text:p>
      <text:p text:style-name="Code_20_block"><text:s text:c="2"/>&lt;Value&gt;15.50&lt;/Value&gt;</text:p>
      <text:p text:style-name="Code_20_block">&lt;/MoreThan&gt;</text:p>
      <text:list xml:id="list64140180166322"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AtLeast</text:span></text:p>
      <text:p text:style-name="Standard">Constructor:</text:p>
      <text:p text:style-name="Code_20_block">AtLeast(String propertyName, double value)</text:p>
      <text:p text:style-name="Standard">Usage:</text:p>
      <text:p text:style-name="Code_20_block">policy = new AtLeast("some.property", 15.51);</text:p>
      <text:p text:style-name="Standard"/>
      <text:p text:style-name="Standard"><text:soft-page-break/>XML Element: <text:span text:style-name="T1">&lt;AtLea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Least&gt;</text:p>
      <text:p text:style-name="Code_20_block"><text:s text:c="2"/>&lt;Property&gt;some.property&lt;/Property&gt;</text:p>
      <text:p text:style-name="Code_20_block"><text:s text:c="2"/>&lt;Value&gt;15.51&lt;/Value&gt;</text:p>
      <text:p text:style-name="Code_20_block">&lt;/AtLeast&gt;</text:p>
      <text:list xml:id="list64140182173414"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property_value in [a, b]'' (range interval with lower and upper bounds included)</text:p>
      <text:p text:style-name="Standard">The values a and b can only be numeric.</text:p>
      <text:p text:style-name="Standard"/>
      <text:p text:style-name="Standard">Class name: <text:span text:style-name="T1">org.jppf.node.policy.BetweenII</text:span></text:p>
      <text:p text:style-name="Standard">Constructor:</text:p>
      <text:p text:style-name="Code_20_block">BetweenII(String propertyName, double a, double b)</text:p>
      <text:p text:style-name="Standard">Usage:</text:p>
      <text:p text:style-name="Code_20_block">policy = new BetweenII("some.property", 1.5, 3.0);</text:p>
      <text:p text:style-name="Standard"/>
      <text:p text:style-name="Standard">XML Element: <text:span text:style-name="T1">&lt;BetweenI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I&gt;</text:p>
      <text:p text:style-name="Code_20_block"><text:s text:c="2"/>&lt;Property&gt;some.property&lt;/Property&gt;</text:p>
      <text:p text:style-name="Code_20_block"><text:s text:c="2"/>&lt;Value&gt;1.5&lt;/Value&gt;</text:p>
      <text:p text:style-name="Code_20_block"><text:s text:c="2"/>&lt;Value&gt;3.0&lt;/Value&gt;</text:p>
      <text:p text:style-name="Code_20_block">&lt;/BetweenII&gt;</text:p>
      <text:list xml:id="list64140184148261"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span text:style-name="T1">org.jppf.node.policy.BetweenIE</text:span></text:p>
      <text:p text:style-name="Standard">Constructor:</text:p>
      <text:p text:style-name="Code_20_block">BetweenIE(String propertyName, double a, double b)</text:p>
      <text:p text:style-name="Standard">Usage:</text:p>
      <text:p text:style-name="Code_20_block">policy = new BetweenIE("some.property", 1.5, 3.0);</text:p>
      <text:p text:style-name="Standard"/>
      <text:p text:style-name="Standard">XML Element: <text:span text:style-name="T1">&lt;BetweenI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E&gt;</text:p>
      <text:p text:style-name="Code_20_block"><text:s text:c="2"/>&lt;Property&gt;some.property&lt;/Property&gt;</text:p>
      <text:p text:style-name="Code_20_block"><text:s text:c="2"/>&lt;Value&gt;1.5&lt;/Value&gt;</text:p>
      <text:p text:style-name="Code_20_block"><text:s text:c="2"/>&lt;Value&gt;3.0&lt;/Value&gt;</text:p>
      <text:p text:style-name="Code_20_block">&lt;/BetweenIE&gt;</text:p>
      <text:list xml:id="list64140186155656"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span text:style-name="T1">org.jppf.node.policy.BetweenEI</text:span></text:p>
      <text:p text:style-name="Standard">Constructor:</text:p>
      <text:p text:style-name="Code_20_block">BetweenEI(String propertyName, double a, double b)</text:p>
      <text:p text:style-name="Standard">Usage:</text:p>
      <text:p text:style-name="Code_20_block">policy = new BetweenEI("some.property", 1.5, 3.0);</text:p>
      <text:p text:style-name="Standard"/>
      <text:p text:style-name="Standard">XML Element: <text:span text:style-name="T1">&lt;BetweenE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text:soft-page-break/>Usage:</text:p>
      <text:p text:style-name="Code_20_block">&lt;BetweenEI&gt;</text:p>
      <text:p text:style-name="Code_20_block"><text:s text:c="2"/>&lt;Property&gt;some.property&lt;/Property&gt;</text:p>
      <text:p text:style-name="Code_20_block"><text:s text:c="2"/>&lt;Value&gt;1.5&lt;/Value&gt;</text:p>
      <text:p text:style-name="Code_20_block"><text:s text:c="2"/>&lt;Value&gt;3.0&lt;/Value&gt;</text:p>
      <text:p text:style-name="Code_20_block">&lt;/BetweenEI&gt;</text:p>
      <text:list xml:id="list64140188167148"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Class name: <text:span text:style-name="T1">org.jppf.node.policy.BetweenEE</text:span></text:p>
      <text:p text:style-name="Standard">Constructor:</text:p>
      <text:p text:style-name="Code_20_block">BetweenEE(String propertyName, double a, double b)</text:p>
      <text:p text:style-name="Standard">Usage:</text:p>
      <text:p text:style-name="Code_20_block">policy = new BetweenEE("some.property", 1.5, 3.0);</text:p>
      <text:p text:style-name="Standard"/>
      <text:p text:style-name="Standard">XML Element: <text:span text:style-name="T1">&lt;BetweenE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EE&gt;</text:p>
      <text:p text:style-name="Code_20_block"><text:s text:c="2"/>&lt;Property&gt;some.property&lt;/Property&gt;</text:p>
      <text:p text:style-name="Code_20_block"><text:s text:c="2"/>&lt;Value&gt;1.5&lt;/Value&gt;</text:p>
      <text:p text:style-name="Code_20_block"><text:s text:c="2"/>&lt;Value&gt;3.0&lt;/Value&gt;</text:p>
      <text:p text:style-name="Code_20_block">&lt;/BetweenEE&gt;</text:p>
      <text:list xml:id="list64140190166341"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span text:style-name="T1">org.jppf.node.policy.Contains</text:span></text:p>
      <text:p text:style-name="Standard">Constructor:</text:p>
      <text:p text:style-name="Code_20_block">Contains(String propertyName, boolean ignoreCase, String value)</text:p>
      <text:p text:style-name="Standard">Usage:</text:p>
      <text:p text:style-name="Code_20_block">policy = new Contains("some.property", true, "some_substring");</text:p>
      <text:p text:style-name="Standard"/>
      <text:p text:style-name="Standard">XML Element: <text:span text:style-name="T1">&lt;Contains&gt;</text:span></text:p>
      <text:p text:style-name="Standard">Attribute: ignoreCase: one of "true" or "false", optional, defaults to "false"</text:p>
      <text:p text:style-name="Standard">Nested elements:</text:p>
      <text:p text:style-name="Standard"><text:s text:c="2"/>&lt;Property&gt; : name of a node property, min = 1, max = 1</text:p>
      <text:p text:style-name="Standard"><text:s text:c="2"/>&lt;Value&gt; : substring to lookup, min = 1, max = 1</text:p>
      <text:p text:style-name="Standard">Usage:</text:p>
      <text:p text:style-name="Code_20_block">&lt;Contains ignoreCase="true"&gt;</text:p>
      <text:p text:style-name="Code_20_block"><text:s text:c="2"/>&lt;Property&gt;some.property&lt;/Property&gt;</text:p>
      <text:p text:style-name="Code_20_block"><text:s text:c="2"/>&lt;Value&gt;some substring&lt;/Value&gt;</text:p>
      <text:p text:style-name="Code_20_block">&lt;/Contains&gt;</text:p>
      <text:list xml:id="list64140191171543"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Standard">Class name: <text:span text:style-name="T1">org.jppf.node.policy.OneOf</text:span></text:p>
      <text:p text:style-name="Standard">Constructor:</text:p>
      <text:p text:style-name="Code_20_block">OneOf(String propertyName, boolean ignoreCase, String...values)</text:p>
      <text:p text:style-name="Code_20_block">OneOf(String propertyName, double...values)</text:p>
      <text:p text:style-name="Standard">Usage:</text:p>
      <text:p text:style-name="Code_20_block">policy = new OneOf("user.language", true, "en", "fr", "it");</text:p>
      <text:p text:style-name="Code_20_block">policy = new OneOf("some.property", 1.2, 5.1, 10.3);</text:p>
      <text:p text:style-name="Standard"/>
      <text:p text:style-name="Standard">XML Element: <text:span text:style-name="T1">&lt;OneOf&gt;</text:span></text:p>
      <text:p text:style-name="Standard">Attributes:</text:p>
      <text:p text:style-name="Standard"><text:s text:c="2"/>ignoreCase: one of "true" or "false", optional, defaults to "false"</text:p>
      <text:p text:style-name="Standard"><text:s text:c="2"/>valueType: one of "string" or "numeric", optional, defaults to "string"</text:p>
      <text:p text:style-name="Standard">Nested elements:</text:p>
      <text:p text:style-name="Standard"><text:soft-page-break/><text:s text:c="2"/>&lt;Property&gt; : name of a node property, min = 1, max = 1</text:p>
      <text:p text:style-name="Standard"><text:s text:c="2"/>&lt;Value&gt; : substring to lookup, min = 1, max = unbounded</text:p>
      <text:p text:style-name="Standard">Usage:</text:p>
      <text:p text:style-name="Code_20_block">&lt;OneOf ignoreCase="true"&gt;</text:p>
      <text:p text:style-name="Code_20_block"><text:s text:c="2"/>&lt;Property&gt;user.language&lt;/Property&gt;</text:p>
      <text:p text:style-name="Code_20_block"><text:s text:c="2"/>&lt;Value&gt;en&lt;/Value&gt;</text:p>
      <text:p text:style-name="Code_20_block"><text:s text:c="2"/>&lt;Value&gt;fr&lt;/Value&gt;</text:p>
      <text:p text:style-name="Code_20_block"><text:s text:c="2"/>&lt;Value&gt;it&lt;/Value&gt;</text:p>
      <text:p text:style-name="Code_20_block">&lt;/OneOf&gt;</text:p>
      <text:list xml:id="list64140194147517"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 matches regular_expression”</text:p>
      <text:p text:style-name="Standard">The regular expression must follow the syntax for the <text:a xlink:type="simple" xlink:href="http://docs.oracle.com/javase/7/docs/javadoc/5.2/index.html?java/util/regex/Pattern.html" text:style-name="Internet_20_link" text:visited-style-name="Visited_20_Internet_20_Link">Java regular expression patterns</text:a>.</text:p>
      <text:p text:style-name="Standard"/>
      <text:p text:style-name="Standard">Class name: <text:span text:style-name="T1">org.jppf.node.policy.RegExp</text:span></text:p>
      <text:p text:style-name="Standard">Constructor:</text:p>
      <text:p text:style-name="Code_20_block">RegExp(String propertyName, String pattern)</text:p>
      <text:p text:style-name="Standard">Usage:</text:p>
      <text:p text:style-name="Code_20_block">policy = new RegExp("some.property", "a*z");</text:p>
      <text:p text:style-name="Standard"/>
      <text:p text:style-name="Standard">XML Element: <text:span text:style-name="T1">&lt;RegExp&gt;</text:span></text:p>
      <text:p text:style-name="Standard">Nested elements:</text:p>
      <text:p text:style-name="Standard"><text:s text:c="2"/>&lt;Property&gt; : name of a node property, min = 1, max = 1</text:p>
      <text:p text:style-name="Standard"><text:s text:c="2"/>&lt;Value&gt; : regular expression pattern to match against, min = 1, max = 1</text:p>
      <text:p text:style-name="Standard">Usage:</text:p>
      <text:p text:style-name="Code_20_block">&lt;RegExp&gt;</text:p>
      <text:p text:style-name="Code_20_block"><text:s text:c="2"/>&lt;Property&gt;some.property&lt;/Property&gt;</text:p>
      <text:p text:style-name="Code_20_block"><text:s text:c="2"/>&lt;Value&gt;a*z&lt;/Value&gt;</text:p>
      <text:p text:style-name="Code_20_block">&lt;/RegExp&gt;</text:p>
      <text:list xml:id="list64140196163176" text:continue-numbering="true" text:style-name="Outline">
        <text:list-item>
          <text:list>
            <text:list-item>
              <text:list>
                <text:list-item>
                  <text:h text:style-name="P51" text:outline-level="3">ScriptedPolicy</text:h>
                </text:list-item>
              </text:list>
            </text:list-item>
          </text:list>
        </text:list-item>
      </text:list>
      <text:p text:style-name="P10">Executes a script which returns a boolean value.</text:p>
      <text:p text:style-name="P9"/>
      <text:p text:style-name="P9">Class name: <text:span text:style-name="T1">org.jppf.node.policy.</text:span><text:span text:style-name="T4">ScriptedPolicy</text:span></text:p>
      <text:p text:style-name="P9">Constructor<text:span text:style-name="T29">s</text:span>:</text:p>
      <text:p text:style-name="P25"><text:span text:style-name="T29">ScriptedPolicy</text:span>(String <text:span text:style-name="T29">language</text:span>, String <text:span text:style-name="T29">script</text:span>)</text:p>
      <text:p text:style-name="P25"><text:span text:style-name="T29">ScriptedPolicy</text:span>(String <text:span text:style-name="T29">language</text:span>, <text:span text:style-name="T29">Reader</text:span> <text:span text:style-name="T29">scriptReader</text:span>)</text:p>
      <text:p text:style-name="P25"><text:span text:style-name="T29">ScriptedPolicy</text:span>(String <text:span text:style-name="T29">language</text:span>, <text:span text:style-name="T29">File</text:span> <text:span text:style-name="T29">scriptFile</text:span>)</text:p>
      <text:p text:style-name="P9">Usage:</text:p>
      <text:p text:style-name="P27">policy = new <text:span text:style-name="T29">ScriptedPolicy</text:span>("<text:span text:style-name="T29">javascript</text:span>", "<text:span text:style-name="T29">true</text:span>");</text:p>
      <text:p text:style-name="P27">policy = new <text:span text:style-name="T29">ScriptedPolicy</text:span>("<text:span text:style-name="T29">javascript</text:span>", <text:span text:style-name="T31">new StringReader(myScript)</text:span>);</text:p>
      <text:p text:style-name="P25">policy = new <text:span text:style-name="T29">ScriptedPolicy</text:span>("<text:span text:style-name="T29">javascript</text:span>", <text:span text:style-name="T31">new File(</text:span>"<text:span text:style-name="T31">myScript.js</text:span>"<text:span text:style-name="T31">)</text:span>);</text:p>
      <text:p text:style-name="P9"/>
      <text:p text:style-name="P9">XML Element: <text:span text:style-name="T1">&lt;</text:span><text:span text:style-name="T4">Script</text:span><text:span text:style-name="T1">&gt;</text:span></text:p>
      <text:p text:style-name="P9">Attribute: <text:span text:style-name="T29">language</text:span></text:p>
      <text:p text:style-name="P9">Usage:</text:p>
      <text:p text:style-name="P26">&lt;<text:span text:style-name="T30">Script language=”javascript”</text:span>&gt;<text:span text:style-name="T30">true</text:span>&lt;/<text:span text:style-name="T30">Script</text:span>&gt;</text:p>
      <text:p text:style-name="P26"/>
      <text:p text:style-name="P26">&lt;<text:span text:style-name="T30">Script language=”javascript”</text:span>&gt;<text:span text:style-name="T30">&lt;![CDATA[</text:span></text:p>
      <text:p text:style-name="P28">function myFunction() {</text:p>
      <text:p text:style-name="P28"><text:s text:c="2"/>return true;</text:p>
      <text:p text:style-name="P28">}</text:p>
      <text:p text:style-name="P28">myFunction();</text:p>
      <text:p text:style-name="P26"><text:span text:style-name="T30">]]&gt;</text:span>&lt;/<text:span text:style-name="T30">Script</text:span>&gt;</text:p>
      <text:list xml:id="list64140200153664" text:continue-numbering="true" text:style-name="Outline">
        <text:list-item>
          <text:list>
            <text:list-item>
              <text:list>
                <text:list-item>
                  <text:h text:style-name="Heading_20_3"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span text:style-name="T1">org.jppf.node.policy.CustomPolicy</text:span></text:p>
      <text:p text:style-name="Standard">Constructor:</text:p>
      <text:p text:style-name="Code_20_block">MySubclassOfCustomPolicy(String...args)</text:p>
      <text:p text:style-name="Standard">Usage:</text:p>
      <text:p text:style-name="Code_20_block">policy = new MySubclassOfCustomPolicy("arg 1", "arg 2", "arg 3");</text:p>
      <text:p text:style-name="Standard"/>
      <text:p text:style-name="Standard"/>
      <text:p text:style-name="P40">XML Element: <text:span text:style-name="T1">&lt;CustomRule&gt;</text:span></text:p>
      <text:p text:style-name="Standard">Attribute: class: fully qualified name of a policy class, required</text:p>
      <text:p text:style-name="Standard">Nested element: &lt;Arg&gt; : custom rule parameters, min = 0, max = unbounded</text:p>
      <text:p text:style-name="Standard">Usage:</text:p>
      <text:p text:style-name="Code_20_block">&lt;CustomRule class="my.sample.MySubclassOfCustomPolicy"&gt;</text:p>
      <text:p text:style-name="Code_20_block"><text:s text:c="2"/>&lt;Arg&gt;arg 1&lt;/Arg&gt;</text:p>
      <text:p text:style-name="Code_20_block"><text:s text:c="2"/>&lt;Arg&gt;arg 2&lt;/Arg&gt;</text:p>
      <text:p text:style-name="Code_20_block"><text:s text:c="2"/>&lt;Arg&gt;arg 3&lt;/Arg&gt;</text:p>
      <text:p text:style-name="Code_20_block">&lt;/CustomRule&gt;</text:p>
      <text:list xml:id="list64140202153891" text:continue-numbering="true" text:style-name="Outline">
        <text:list-item>
          <text:list>
            <text:list-item>
              <text:list>
                <text:list-item>
                  <text:h text:style-name="P52" text:outline-level="3">Preference</text:h>
                </text:list-item>
              </text:list>
            </text:list-item>
          </text:list>
        </text:list-item>
      </text:list>
      <text:p text:style-name="P12">Evaluates a set of nested policies ordered by preference.</text:p>
      <text:p text:style-name="P12"/>
      <text:p text:style-name="P11">Class name: subclass of <text:span text:style-name="T1">org.jppf.node.policy.</text:span><text:span text:style-name="T5">Preference</text:span></text:p>
      <text:p text:style-name="P11">Constructor<text:span text:style-name="T34">s</text:span>:</text:p>
      <text:p text:style-name="P32"><text:span text:style-name="T34">Preference</text:span>(<text:span text:style-name="T34">ExecutionPolicy</text:span>...<text:span text:style-name="T34">policies</text:span>)</text:p>
      <text:p text:style-name="P32"><text:span text:style-name="T34">Preference</text:span>(<text:span text:style-name="T34">List&lt;ExecutionPolicy&gt; policies</text:span>)</text:p>
      <text:p text:style-name="P11">Usage:</text:p>
      <text:p text:style-name="P32">policy = new <text:span text:style-name="T34">Preference</text:span>(<text:span text:style-name="T34">AtLeast("jppf.processing.threads", 4</text:span>),</text:p>
      <text:p text:style-name="P32"><text:s text:c="2"/><text:span text:style-name="T34">new LessThan("jppf.processing.threads", 4).and(new AtLeast("</text:span><text:span text:style-name="Teletype"><text:span text:style-name="T34">maxMemory", 1_000_000)));</text:span></text:span></text:p>
      <text:p text:style-name="P11"/>
      <text:p text:style-name="P11">XML Element: <text:span text:style-name="T1">&lt;</text:span><text:span text:style-name="T6">Preference</text:span><text:span text:style-name="T1">&gt;</text:span></text:p>
      <text:p text:style-name="P11">Usage:</text:p>
      <text:p text:style-name="P32">&lt;<text:span text:style-name="T35">Preference</text:span>&gt;</text:p>
      <text:p text:style-name="P32"><text:s text:c="2"/><text:span text:style-name="T35">&lt;AtLeast&gt;</text:span></text:p>
      <text:p text:style-name="P33"><text:s text:c="4"/>&lt;<text:span text:style-name="T35">Property</text:span>&gt;<text:span text:style-name="T34">jppf.processing.thread</text:span>&lt;/<text:span text:style-name="T35">Property</text:span>&gt;</text:p>
      <text:p text:style-name="P32"><text:s text:c="4"/>&lt;<text:span text:style-name="T35">Value</text:span>&gt;<text:span text:style-name="T35">4</text:span>&lt;/Arg&gt;</text:p>
      <text:p text:style-name="P33"><text:s text:c="2"/>&lt;/A<text:span text:style-name="T35">tLeast</text:span>&gt;</text:p>
      <text:p text:style-name="P33"><text:s text:c="2"/>&lt;A<text:span text:style-name="T35">ND</text:span>&gt;</text:p>
      <text:p text:style-name="P33"><text:s text:c="4"/><text:span text:style-name="T35">&lt;LessThan&gt;</text:span></text:p>
      <text:p text:style-name="P33"><text:s text:c="6"/>&lt;<text:span text:style-name="T35">Property</text:span>&gt;<text:span text:style-name="T34">jppf.processing.thread</text:span>&lt;/<text:span text:style-name="T35">Property</text:span>&gt;</text:p>
      <text:p text:style-name="P33"><text:s text:c="6"/>&lt;<text:span text:style-name="T35">Value</text:span>&gt;<text:span text:style-name="T35">4</text:span>&lt;/Arg&gt;</text:p>
      <text:p text:style-name="P33"><text:s text:c="4"/>&lt;/<text:span text:style-name="T35">LessThan</text:span>&gt;</text:p>
      <text:p text:style-name="P33"><text:s text:c="4"/><text:span text:style-name="T35">&lt;AtLeast&gt;</text:span></text:p>
      <text:p text:style-name="P33"><text:s text:c="6"/>&lt;<text:span text:style-name="T35">Property</text:span>&gt;<text:span text:style-name="T35">maxMemory</text:span>&lt;/<text:span text:style-name="T35">Property</text:span>&gt;</text:p>
      <text:p text:style-name="P33"><text:s text:c="6"/>&lt;<text:span text:style-name="T35">Value</text:span>&gt;<text:span text:style-name="T35">1000000</text:span>&lt;/Arg&gt;</text:p>
      <text:p text:style-name="P33"><text:s text:c="4"/>&lt;/A<text:span text:style-name="T35">tLeast</text:span>&gt;</text:p>
      <text:p text:style-name="P33"><text:s text:c="2"/>&lt;/A<text:span text:style-name="T35">ND</text:span>&gt;</text:p>
      <text:p text:style-name="P58">&lt;/Preference&gt;</text:p>
      <text:list xml:id="list64140206166124" text:continue-numbering="true" text:style-name="Outline">
        <text:list-item>
          <text:list>
            <text:list-item>
              <text:list>
                <text:list-item>
                  <text:h text:style-name="P53" text:outline-level="3">IsInIPv4Subnet</text:h>
                </text:list-item>
              </text:list>
            </text:list-item>
          </text:list>
        </text:list-item>
      </text:list>
      <text:p text:style-name="P13"><text:span text:style-name="T36">Performs a test of type “'</text:span><text:a xlink:type="simple" xlink:href="#1.2.7.Network properties|outline" text:style-name="Internet_20_link" text:visited-style-name="Visited_20_Internet_20_Link"><text:span text:style-name="T36">ipv</text:span></text:a><text:a xlink:type="simple" xlink:href="#1.2.7.Network properties|outline" text:style-name="Internet_20_link" text:visited-style-name="Visited_20_Internet_20_Link"><text:span text:style-name="T36">4</text:span></text:a><text:a xlink:type="simple" xlink:href="#1.2.7.Network properties|outline" text:style-name="Internet_20_link" text:visited-style-name="Visited_20_Internet_20_Link"><text:span text:style-name="T36">.addresses</text:span></text:a><text:span text:style-name="T36"> has an address in at least one of s</text:span><text:span text:style-name="T37">1</text:span><text:span text:style-name="T36">, ... <text:s/>or s</text:span><text:span text:style-name="T37">n</text:span><text:span text:style-name="T36"> subnets”</text:span></text:p>
      <text:p text:style-name="P14"><text:span text:style-name="T36">Each subnet can be expressed in either CIDR or </text:span><text:a xlink:type="simple" xlink:href="http://www.jppf.org/javadoc/5.2/index.html?org/jppf/net/IPv4AddressPattern.html" text:style-name="Internet_20_link" text:visited-style-name="Visited_20_Internet_20_Link"><text:span text:style-name="T36">IPv4AddressPattern</text:span></text:a><text:span text:style-name="T36"> format.</text:span></text:p>
      <text:p text:style-name="P17"/>
      <text:p text:style-name="P13"><text:span text:style-name="T36">Class name: </text:span><text:span text:style-name="T7">org.jppf.node.policy.IsInIPv4Subnet</text:span></text:p>
      <text:p text:style-name="P17">Constructors:</text:p>
      <text:p text:style-name="P37">IsInIPv4Subnet(String...subnets)</text:p>
      <text:p text:style-name="P37">IsInIPv4Subnet(Collection&lt;String&gt; subnets)</text:p>
      <text:p text:style-name="P17">Usage:</text:p>
      <text:p text:style-name="P37">policy = new IsInIPv4Subnet(“192.168.1.0/24”, “192.168.1.0-255”);</text:p>
      <text:p text:style-name="P17"/>
      <text:p text:style-name="P14"><text:span text:style-name="T38">XML element: </text:span><text:span text:style-name="T8">&lt;</text:span><text:span text:style-name="T7">IsInIPv4Subnet</text:span><text:span text:style-name="T8">&gt;</text:span></text:p>
      <text:p text:style-name="P14"><text:span text:style-name="T38">Nested element: </text:span><text:span text:style-name="T8">&lt;Subnet&gt;</text:span><text:span text:style-name="T38"> : IPv4 subnet mask, min = 1, max = unbounded</text:span></text:p>
      <text:p text:style-name="P19">Usage:</text:p>
      <text:p text:style-name="P38">&lt;IsInIPv4Subnet&gt;</text:p>
      <text:p text:style-name="P38"><text:s text:c="2"/>&lt;Subnet&gt;192.168.1.0/24&lt;/Subnet&gt;</text:p>
      <text:p text:style-name="P38"><text:s text:c="2"/>&lt;Subnet&gt;192.168.1.0-255&lt;/Subnet&gt;</text:p>
      <text:p text:style-name="P38">&lt;/IsInIPv4Subnet&gt;</text:p>
      <text:p text:style-name="P19"/>
      <text:list xml:id="list64140209159274" text:continue-numbering="true" text:style-name="Outline">
        <text:list-item>
          <text:list>
            <text:list-item>
              <text:list>
                <text:list-item>
                  <text:h text:style-name="P57" text:outline-level="3">IsInIPv6Subnet</text:h>
                </text:list-item>
              </text:list>
            </text:list-item>
          </text:list>
        </text:list-item>
      </text:list>
      <text:p text:style-name="P15"><text:span text:style-name="T36">Performs a test of type “'</text:span><text:a xlink:type="simple" xlink:href="#1.2.7.Network properties|outline" text:style-name="Internet_20_link" text:visited-style-name="Visited_20_Internet_20_Link"><text:span text:style-name="T36">ipv6.addresses</text:span></text:a><text:span text:style-name="T36"> has an address in at least one of s</text:span><text:span text:style-name="T37">1</text:span><text:span text:style-name="T36">, ... <text:s/>or s</text:span><text:span text:style-name="T37">n</text:span><text:span text:style-name="T36"> subnets”</text:span></text:p>
      <text:p text:style-name="P15"><text:span text:style-name="T36">Each subnet can be expressed in either CIDR or </text:span><text:a xlink:type="simple" xlink:href="http://www.jppf.org/javadoc/5.2/index.html?org/jppf/net/IPv6AddressPattern.html" text:style-name="Internet_20_link" text:visited-style-name="Visited_20_Internet_20_Link"><text:span text:style-name="T36">IPv6AddressPattern</text:span></text:a><text:span text:style-name="T36"> format.</text:span></text:p>
      <text:p text:style-name="P18"/>
      <text:p text:style-name="P15"><text:span text:style-name="T36">Class name: </text:span><text:span text:style-name="T7">org.jppf.node.policy.IsInIPv</text:span><text:span text:style-name="T10">6</text:span><text:span text:style-name="T7">Subnet</text:span></text:p>
      <text:p text:style-name="P18">Constructors:</text:p>
      <text:p text:style-name="P60">IsInIPv6Subnet(String...subnets)</text:p>
      <text:p text:style-name="P60">IsInIPv6Subnet(Collection&lt;String&gt; subnets)</text:p>
      <text:p text:style-name="P18">Usage:</text:p>
      <text:p text:style-name="P37">policy = new IsInIPv6Subnet(“::1/80”, “1080::0:0:8:800:200C:417A/97”);</text:p>
      <text:p text:style-name="P18"/>
      <text:p text:style-name="P15"><text:span text:style-name="T38">XML element: </text:span><text:span text:style-name="T8">&lt;</text:span><text:span text:style-name="T7">IsInIPv</text:span><text:span text:style-name="T9">6</text:span><text:span text:style-name="T7">Subnet</text:span><text:span text:style-name="T8">&gt;</text:span></text:p>
      <text:p text:style-name="P15"><text:span text:style-name="T38">Nested element: </text:span><text:span text:style-name="T8">&lt;Subnet&gt;</text:span><text:span text:style-name="T38"> : IPv6 subnet mask, min = 1, max = unbounded</text:span></text:p>
      <text:p text:style-name="P20">Usage:</text:p>
      <text:p text:style-name="P61">&lt;IsInIPv6Subnet&gt;</text:p>
      <text:p text:style-name="P61"><text:s text:c="2"/>&lt;Subnet&gt;::1/80&lt;/Subnet&gt;</text:p>
      <text:p text:style-name="P34"><text:span text:style-name="T38"><text:s text:c="2"/>&lt;Subnet&gt;</text:span><text:span text:style-name="T39">1080::0:0:8:800:200C:417A/97</text:span><text:span text:style-name="T38">&lt;/Subnet&gt;</text:span></text:p>
      <text:p text:style-name="P61">&lt;/IsInIPv6Subnet&gt;</text:p>
      <text:p text:style-name="P20"/>
      <text:list xml:id="list64140212163026" text:continue-numbering="true" text:style-name="Outline">
        <text:list-item>
          <text:list>
            <text:list-item>
              <text:h text:style-name="P49" text:outline-level="2"><text:span text:style-name="T24">Execution policy</text:span> properties</text:h>
              <text:list>
                <text:list-item>
                  <text:h text:style-name="Heading_20_3" text:outline-level="3">Related APIs</text:h>
                </text:list-item>
              </text:list>
            </text:list-item>
          </text:list>
        </text:list-item>
      </text:list>
      <text:p text:style-name="P1">All properties can be obtained using the <text:span text:style-name="Code_20_char">JPPFSystemInformation</text:span> class. This is what is sent to any execution policy object when its <text:a xlink:type="simple" xlink:href="http://www.jppf.org/javadoc/5.2/org/jppf/node/policy/ExecutionPolicy.html#accepts(org.jppf.management.JPPFSystemInformation)" text:style-name="Internet_20_link" text:visited-style-name="Visited_20_Internet_20_Link"><text:span text:style-name="Code_20_char">accepts(JPPFSystemInformation)</text:span></text:a> method is called to evaluate the policy against a specific node <text:span text:style-name="T25">or driver connection</text:span>. As <text:span text:style-name="Code_20_char">JPPFSystemInformation</text:span> encapsulates several sets of properties, the <text:span text:style-name="Code_20_char">ExecutionPolicy</text:span> class provides a method <text:a xlink:type="simple" xlink:href="http://www.jppf.org/javadoc/5.2/org/jppf/node/policy/ExecutionPolicy.html#getProperty(org.jppf.management.JPPFSystemInformation,%20java.lang.String)" text:style-name="Internet_20_link" text:visited-style-name="Visited_20_Internet_20_Link"><text:span text:style-name="Code_20_char">getProperty(JPPFSystemInformation, String)</text:span></text:a> that will lookup a specified property in the following order:</text:p>
      <text:p text:style-name="Standard"/>
      <text:list xml:id="list6466832027134083775" text:style-name="Numbering_20_1">
        <text:list-item>
          <text:p text:style-name="P42">in JPPFSystemInformation.get<text:span text:style-name="T28">Uuid</text:span>() : <text:span text:style-name="T28">JPPF uuid and version properties</text:span></text:p>
        </text:list-item>
        <text:list-item>
          <text:p text:style-name="P41">in JPPFSystemInformation.getJppf() : JPPF configuration properties</text:p>
        </text:list-item>
        <text:list-item>
          <text:p text:style-name="P41">in JPPFSystemInformation.getSystem() : system properties</text:p>
        </text:list-item>
        <text:list-item>
          <text:p text:style-name="P41">in JPPFSystemInformation.getEnv() : environment variables</text:p>
        </text:list-item>
        <text:list-item>
          <text:p text:style-name="P41">in JPPFSystemInformation.getNetwork() : IPV4 and IPV6 addresses assigned to the node <text:span text:style-name="T27">or driver</text:span></text:p>
        </text:list-item>
        <text:list-item>
          <text:p text:style-name="P41">in JPPFSystemInformation.getRuntime() : runtime properties</text:p>
        </text:list-item>
        <text:list-item>
          <text:p text:style-name="P41">in JPPFSystemInformation.getStorage() : storage space properties</text:p>
        </text:list-item>
        <text:list-item>
          <text:p text:style-name="P43">in JPPFSystemInformation.getOS() : operatng system information properties</text:p>
        </text:list-item>
      </text:list>
      <text:list xml:id="list64140214164126" text:continue-list="list64140212163026" text:style-name="Outline">
        <text:list-item>
          <text:list>
            <text:list-item>
              <text:list>
                <text:list-item>
                  <text:h text:style-name="P54" text:outline-level="3">JPPF uuid and version properties</text:h>
                </text:list-item>
              </text:list>
            </text:list-item>
          </text:list>
        </text:list-item>
      </text:list>
      <text:p text:style-name="P8">The following properties are provided:</text:p>
      <text:p text:style-name="P8"/>
      <text:p text:style-name="P4"><text:span text:style-name="Code_20_char"><text:span text:style-name="T28">jppf.uuid</text:span></text:span><text:span text:style-name="T28"> : the uuid of the node or driver</text:span></text:p>
      <text:p text:style-name="P4"><text:span text:style-name="Code_20_char"><text:span text:style-name="T28">jppf.version.number</text:span></text:span><text:span text:style-name="T28"> : the current JPPF version number</text:span></text:p>
      <text:p text:style-name="P4"><text:span text:style-name="Code_20_char"><text:span text:style-name="T28">jppf.build.number</text:span></text:span><text:span text:style-name="T28"> : the current build number</text:span></text:p>
      <text:p text:style-name="P4"><text:span text:style-name="Code_20_char"><text:span text:style-name="T28">jppf.build.date</text:span></text:span><text:span text:style-name="T28"> : the build date, including the time zone, in the format “yyyy-MM-dd hh:mm z”</text:span></text:p>
      <text:p text:style-name="P4"/>
      <text:p text:style-name="P7">Related APIs:</text:p>
      <text:p text:style-name="P7"/>
      <text:p text:style-name="P7"><text:a xlink:type="simple" xlink:href="http://www.jppf.org/javadoc/5.2/org/jppf/management/JPPFSystemInformation.html#getUuid()" text:style-name="Internet_20_link" text:visited-style-name="Visited_20_Internet_20_Link"><text:span text:style-name="Code_20_char"><text:span text:style-name="T1">JPPFSystemInformation.get</text:span></text:span></text:a><text:a xlink:type="simple" xlink:href="http://www.jppf.org/javadoc/5.2/org/jppf/management/JPPFSystemInformation.html#getUuid()" text:style-name="Internet_20_link" text:visited-style-name="Visited_20_Internet_20_Link"><text:span text:style-name="Code_20_char"><text:span text:style-name="T3">Uuid</text:span></text:span></text:a><text:a xlink:type="simple" xlink:href="http://www.jppf.org/javadoc/5.2/org/jppf/management/JPPFSystemInformation.html#getUuid()" text:style-name="Internet_20_link" text:visited-style-name="Visited_20_Internet_20_Link"><text:span text:style-name="Code_20_char"><text:span text:style-name="T1">()</text:span></text:span></text:a></text:p>
      <text:p text:style-name="P7"><text:a xlink:type="simple" xlink:href="http://www.jppf.org/javadoc/5.2/org/jppf/utils/VersionUtils.html#getVersion()" text:style-name="Internet_20_link" text:visited-style-name="Visited_20_Internet_20_Link"><text:span text:style-name="Code_20_char"><text:span text:style-name="T3">VersionUtils.getVersion()</text:span></text:span></text:a></text:p>
      <text:list xml:id="list64140216155936" text:continue-numbering="true" text:style-name="Outline">
        <text:list-item>
          <text:list>
            <text:list-item>
              <text:list>
                <text:list-item>
                  <text:h text:style-name="Heading_20_3" text:outline-level="3">JPPF configuration properties</text:h>
                </text:list-item>
              </text:list>
            </text:list-item>
          </text:list>
        </text:list-item>
      </text:list>
      <text:p text:style-name="P1">The JPPF properties are all the properties defined in the node's <text:span text:style-name="T23">or driver's </text:span>JPPF configuration file, <text:span text:style-name="T23">depending on where the execution policy applies.</text:span></text:p>
      <text:p text:style-name="P5"/>
      <text:p text:style-name="P2"><text:span text:style-name="T23">Additionally, there is one special property “</text:span><text:span text:style-name="T2">jppf.channel.local</text:span><text:span text:style-name="T23">”, which is set internally by JPPF and which determines whether the job executor is a local node (i.e. node local to the driver's JVM) when used in a server SLA, or a local executor in the client when used in a client SLA. When used in a client SLA, this allows toggling local vs. remote execution on a per-job basis, as in the following example:</text:span></text:p>
      <text:p text:style-name="P6"/>
      <text:p text:style-name="P24">JPPFJob job = ...;</text:p>
      <text:p text:style-name="Code_20_block"><text:span text:style-name="T18">// allow job execution only in the client-local executor</text:span></text:p>
      <text:p text:style-name="P24">ExecutionPolicy localExecutionPolicy = new Equal("jppf.channel.local", true);</text:p>
      <text:p text:style-name="P24">job.getClientSLA().setExecutionPolicy(localExecutionPolicy);</text:p>
      <text:p text:style-name="Standard"/>
      <text:p text:style-name="Standard">Related APIs:</text:p>
      <text:p text:style-name="Standard"/>
      <text:p text:style-name="Standard"><text:a xlink:type="simple" xlink:href="http://www.jppf.org/javadoc/5.2/org/jppf/management/JPPFSystemInformation.html#getJppf()" text:style-name="Internet_20_link" text:visited-style-name="Visited_20_Internet_20_Link"><text:span text:style-name="Code_20_char"><text:span text:style-name="T1">JPPFSystemInformation.getJppf()</text:span></text:span></text:a></text:p>
      <text:p text:style-name="Standard"><text:a xlink:type="simple" xlink:href="http://www.jppf.org/javadoc/5.2/org/jppf/utils/JPPFConfiguration.html#getProperties()" text:style-name="Internet_20_link" text:visited-style-name="Visited_20_Internet_20_Link"><text:span text:style-name="Code_20_char"><text:span text:style-name="T1">JPPFConfiguration.getProperties()</text:span></text:span></text:a></text:p>
      <text:list xml:id="list64140218147803" text:continue-numbering="true" text:style-name="Outline">
        <text:list-item>
          <text:list>
            <text:list-item>
              <text:list>
                <text:list-item>
                  <text:h text:style-name="Heading_20_3"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Standard">Related APIs:</text:p>
      <text:p text:style-name="Standard"/>
      <text:p text:style-name="Standard"><text:a xlink:type="simple" xlink:href="http://www.jppf.org/javadoc/5.2/org/jppf/management/JPPFSystemInformation.html#getSystem()" text:style-name="Internet_20_link" text:visited-style-name="Visited_20_Internet_20_Link"><text:span text:style-name="Code_20_char"><text:span text:style-name="T1">JPPFSystemInformation.getSystem()</text:span></text:span></text:a></text:p>
      <text:p text:style-name="Standard"><text:a xlink:type="simple" xlink:href="http://www.jppf.org/javadoc/5.2/org/jppf/utils/SystemUtils.html#getSystemProperties()" text:style-name="Internet_20_link" text:visited-style-name="Visited_20_Internet_20_Link"><text:span text:style-name="Code_20_char"><text:span text:style-name="T1">SystemUtils.getSystemProperties()</text:span></text:span></text:a></text:p>
      <text:p text:style-name="Standard"><text:a xlink:type="simple" xlink:href="http://docs.oracle.com/javase/7/docs/javadoc/5.2/java/lang/System.html#getProperties()" text:style-name="Internet_20_link" text:visited-style-name="Visited_20_Internet_20_Link"><text:span text:style-name="Code_20_char"><text:span text:style-name="T1">java.lang.System.getProperties()</text:span></text:span></text:a></text:p>
      <text:list xml:id="list64140219166680" text:continue-numbering="true" text:style-name="Outline">
        <text:list-item>
          <text:list>
            <text:list-item>
              <text:list>
                <text:list-item>
                  <text:h text:style-name="P56"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Standard">Related APIs:</text:p>
      <text:p text:style-name="Standard"/>
      <text:p text:style-name="Standard"><text:a xlink:type="simple" xlink:href="http://www.jppf.org/javadoc/5.2/org/jppf/management/JPPFSystemInformation.html#getEnv()" text:style-name="Internet_20_link" text:visited-style-name="Visited_20_Internet_20_Link"><text:span text:style-name="Code_20_char"><text:span text:style-name="T1">JPPFSystemInformation.getEnv()</text:span></text:span></text:a></text:p>
      <text:p text:style-name="Standard"><text:a xlink:type="simple" xlink:href="http://www.jppf.org/javadoc/5.2/org/jppf/utils/SystemUtils.html#getEnvironment()" text:style-name="Internet_20_link" text:visited-style-name="Visited_20_Internet_20_Link"><text:span text:style-name="Code_20_char"><text:span text:style-name="T1">SystemUtils.getEnvironment()</text:span></text:span></text:a></text:p>
      <text:p text:style-name="Standard"><text:a xlink:type="simple" xlink:href="http://docs.oracle.com/javase/7/docs/javadoc/5.2/java/lang/System.html#getenv()" text:style-name="Internet_20_link" text:visited-style-name="Visited_20_Internet_20_Link"><text:span text:style-name="Code_20_char"><text:span text:style-name="T1">java.lang.System.getenv()</text:span></text:span></text:a></text:p>
      <text:list xml:id="list64140220158986"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Standard">Related APIs:</text:p>
      <text:p text:style-name="Standard"/>
      <text:p text:style-name="Standard"><text:a xlink:type="simple" xlink:href="http://www.jppf.org/javadoc/5.2/org/jppf/management/JPPFSystemInformation.html#getRuntime()" text:style-name="Internet_20_link" text:visited-style-name="Visited_20_Internet_20_Link"><text:span text:style-name="Code_20_char"><text:span text:style-name="T1">JPPFSystemInformation.getRuntime()</text:span></text:span></text:a></text:p>
      <text:p text:style-name="Standard"><text:a xlink:type="simple" xlink:href="http://www.jppf.org/javadoc/5.2/org/jppf/utils/SystemUtils.html#getRuntimeInformation()" text:style-name="Internet_20_link" text:visited-style-name="Visited_20_Internet_20_Link"><text:span text:style-name="Code_20_char"><text:span text:style-name="T1">SystemUtils.getRuntimeInformation()</text:span></text:span></text:a></text:p>
      <text:p text:style-name="Standard"><text:a xlink:type="simple" xlink:href="http://docs.oracle.com/javase/7/docs/javadoc/5.2/index.html?java/lang/Runtime.html" text:style-name="Internet_20_link" text:visited-style-name="Visited_20_Internet_20_Link"><text:span text:style-name="Code_20_char"><text:span text:style-name="T1">java.lang.Runtime</text:span></text:span></text:a></text:p>
      <text:p text:style-name="P47"><text:a xlink:type="simple" xlink:href="http://docs.oracle.com/javase/7/docs/javadoc/5.2/index.html?java/lang/management/RuntimeMXBean.html" text:style-name="Internet_20_link" text:visited-style-name="Visited_20_Internet_20_Link"><text:span text:style-name="Code_20_char"><text:span text:style-name="T1">java.lang.management.RuntimeMXBean</text:span></text:span></text:a></text:p>
      <text:p text:style-name="Standard"/>
      <text:p text:style-name="Standard">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P45"><text:span text:style-name="Code_20_char">startTime</text:span> : the JVM start time in milliseconds</text:p>
      <text:p text:style-name="P45"><text:span text:style-name="Code_20_char">uptime</text:span> : the JVM uptime in milliseconds</text:p>
      <text:p text:style-name="P45"><text:span text:style-name="Code_20_char">inputArgs</text:span> : the options passed to the JVM. This does not include the arguments of the application accessed from the <text:span text:style-name="Code_20_char">main()</text:span> method</text:p>
      <text:p text:style-name="Standard"/>
      <text:p text:style-name="P1"><text:span text:style-name="T12">Note</text:span>: <text:span text:style-name="Code_20_char"><text:span text:style-name="T44">uptime</text:span></text:span><text:span text:style-name="T14">, </text:span><text:span text:style-name="Code_20_char"><text:span text:style-name="T16">totalMemory</text:span></text:span><text:span text:style-name="T13"> and </text:span><text:span text:style-name="Code_20_char"><text:span text:style-name="T16">freeMemory</text:span></text:span><text:span text:style-name="T13"> are the values taken </text:span><text:span text:style-name="T14">upon</text:span><text:span text:style-name="T13"> the node </text:span><text:span text:style-name="T14">or</text:span><text:span text:style-name="T13"> server </text:span><text:span text:style-name="T14">startup</text:span><text:span text:style-name="T13">. They may have changed subsequently and should therefore only be used with appropriate precautions</text:span>.</text:p>
      <text:list xml:id="list64140223151143"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Standard">Related APIs:</text:p>
      <text:p text:style-name="Standard"/>
      <text:p text:style-name="Standard"><text:a xlink:type="simple" xlink:href="http://www.jppf.org/javadoc/5.2/org/jppf/management/JPPFSystemInformation.html#getNetwork()" text:style-name="Internet_20_link" text:visited-style-name="Visited_20_Internet_20_Link"><text:span text:style-name="Code_20_char"><text:span text:style-name="T1">JPPFSystemInformation.getNetwork()</text:span></text:span></text:a></text:p>
      <text:p text:style-name="Standard"><text:a xlink:type="simple" xlink:href="http://www.jppf.org/javadoc/5.2/org/jppf/utils/SystemUtils.html#getNetwork()" text:style-name="Internet_20_link" text:visited-style-name="Visited_20_Internet_20_Link"><text:span text:style-name="Code_20_char"><text:span text:style-name="T1">SystemUtils.getNetwork()</text:span></text:span></text:a></text:p>
      <text:p text:style-name="Standard"><text:a xlink:type="simple" xlink:href="http://docs.oracle.com/javase/7/docs/javadoc/5.2/index.html?java/net/NetworkInterface.html" text:style-name="Internet_20_link" text:visited-style-name="Visited_20_Internet_20_Link"><text:span text:style-name="Code_20_char"><text:span text:style-name="T1">java.net.NetworkInterface</text:span></text:span></text:a></text:p>
      <text:p text:style-name="Standard"/>
      <text:p text:style-name="Standard">List of properties:</text:p>
      <text:p text:style-name="Standard"/>
      <text:p text:style-name="P16"><text:span text:style-name="Code_20_char">ipv4.addresses</text:span> : space-separated list of IPV4 addresses with associated host in the format host_name|ipv4_address</text:p>
      <text:p text:style-name="P16"><text:span text:style-name="Code_20_char">ipv6.addresses</text:span> : space-separated list of IPV6 addresses with associated host in the format host_name|ipv6_address</text:p>
      <text:p text:style-name="Standard"/>
      <text:p text:style-name="P16">Example:</text:p>
      <text:p text:style-name="Standard"/>
      <text:p text:style-name="P35">ipv4.addresses = www.myhost.com|192.168.121.3 <text:span text:style-name="T40">localhost</text:span>|127.0.0.1 <text:span text:style-name="T40">10</text:span>.1.<text:span text:style-name="T40">1</text:span>.12|<text:span text:style-name="T40">10</text:span>.1.<text:span text:style-name="T40">1</text:span>.12</text:p>
      <text:p text:style-name="P35">ipv6.addresses = www.myhost.com|2001:0db8:85a3:08d3:1319:8a2e:0370:7334</text:p>
      <text:p text:style-name="Standard"/>
      <text:p text:style-name="P46">Note: when a host name cannot be resolved, the <text:span text:style-name="T40">left</text:span>-hand part of the address, on the <text:span text:style-name="T40">left</text:span> of the "|" (pipe character) will be <text:span text:style-name="T40">set to the IP address</text:span></text:p>
      <text:list xml:id="list64140225165542" text:continue-numbering="true" text:style-name="Outline">
        <text:list-item>
          <text:list>
            <text:list-item>
              <text:list>
                <text:list-item>
                  <text:h text:style-name="P55"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t<text:span text:style-name="T26">i</text:span>on. The storage space information is only available with Java 1.6 or later, as the related APIs did not exist before this version.</text:p>
      <text:p text:style-name="Standard"/>
      <text:p text:style-name="Standard"/>
      <text:p text:style-name="P40">Related APIs:</text:p>
      <text:p text:style-name="Standard"/>
      <text:p text:style-name="Standard"><text:a xlink:type="simple" xlink:href="http://www.jppf.org/javadoc/5.2/org/jppf/management/JPPFSystemInformation.html#getStorage()" text:style-name="Internet_20_link" text:visited-style-name="Visited_20_Internet_20_Link"><text:span text:style-name="Code_20_char"><text:span text:style-name="T1">JPPFSystemInformation.getStorage()</text:span></text:span></text:a></text:p>
      <text:p text:style-name="Standard"><text:a xlink:type="simple" xlink:href="http://www.jppf.org/javadoc/5.2/org/jppf/utils/SystemUtils.html#getStorageInformation()" text:style-name="Internet_20_link" text:visited-style-name="Visited_20_Internet_20_Link"><text:span text:style-name="Code_20_char"><text:span text:style-name="T1">SystemUtils.getStorageInformation()</text:span></text:span></text:a></text:p>
      <text:p text:style-name="Standard"><text:a xlink:type="simple" xlink:href="http://docs.oracle.com/javase/7/docs/javadoc/5.2/java/io/File.html#getFreeSpace()" text:style-name="Internet_20_link" text:visited-style-name="Visited_20_Internet_20_Link"><text:span text:style-name="Code_20_char"><text:span text:style-name="T1">File.getFreeSpace()</text:span></text:span></text:a></text:p>
      <text:p text:style-name="Standard"><text:a xlink:type="simple" xlink:href="http://docs.oracle.com/javase/7/docs/javadoc/5.2/java/io/File.html#getTotalSpace()" text:style-name="Internet_20_link" text:visited-style-name="Visited_20_Internet_20_Link"><text:span text:style-name="Code_20_char"><text:span text:style-name="T1">File.getTotalSpace()</text:span></text:span></text:a></text:p>
      <text:p text:style-name="Standard"><text:a xlink:type="simple" xlink:href="http://docs.oracle.com/javase/7/docs/javadoc/5.2/java/io/File.html#getUsableSpace()" text:style-name="Internet_20_link" text:visited-style-name="Visited_20_Internet_20_Link"><text:span text:style-name="Code_20_char"><text:span text:style-name="T1">File.getUsableSpace()</text:span></text:span></text:a></text:p>
      <text:p text:style-name="Standard"/>
      <text:p text:style-name="Standard">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3">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p text:style-name="Standard"/>
      <text:list xml:id="list64140229144154" text:continue-numbering="true" text:style-name="Outline">
        <text:list-item>
          <text:list>
            <text:list-item>
              <text:list>
                <text:list-item>
                  <text:h text:style-name="Heading_20_3" text:outline-level="3">Operating system properties</text:h>
                </text:list-item>
              </text:list>
            </text:list-item>
          </text:list>
        </text:list-item>
      </text:list>
      <text:p text:style-name="P21">Related APIs:</text:p>
      <text:p text:style-name="P21"/>
      <text:p text:style-name="P22"><text:a xlink:type="simple" xlink:href="http://www.jppf.org/javadoc/5.2/org/jppf/management/JPPFSystemInformation.html#getOS()" text:style-name="Internet_20_link" text:visited-style-name="Visited_20_Internet_20_Link"><text:span text:style-name="Code_20_char"><text:span text:style-name="T11">JPPFSystemInformation.getOS()</text:span></text:span></text:a></text:p>
      <text:p text:style-name="P22"><text:a xlink:type="simple" xlink:href="http://www.jppf.org/javadoc/5.2/org/jppf/utils/SystemUtils.html#getOS()" text:style-name="Internet_20_link" text:visited-style-name="Visited_20_Internet_20_Link"><text:span text:style-name="Code_20_char"><text:span text:style-name="T11">SystemUtils.getOS()</text:span></text:span></text:a></text:p>
      <text:p text:style-name="P21"/>
      <text:p text:style-name="P21">List of properties:</text:p>
      <text:p text:style-name="P21"/>
      <text:p text:style-name="P21"><text:span text:style-name="Code_20_char">os.TotalPhysicalMemorySize</text:span> : total system <text:span text:style-name="T42">RAM</text:span> in bytes</text:p>
      <text:p text:style-name="P21"><text:span text:style-name="Code_20_char">os.FreePhysicalMemorySize</text:span> : available system <text:span text:style-name="T42">RAM</text:span> in bytes *</text:p>
      <text:p text:style-name="P21"><text:span text:style-name="Code_20_char">os.TotalSwapSpaceSize</text:span> : total system swap <text:span text:style-name="T42">space </text:span>in bytes</text:p>
      <text:p text:style-name="P21"><text:span text:style-name="Code_20_char">os.FreeSwapSpaceSize</text:span> : available system swap <text:span text:style-name="T42">space </text:span>in bytes *</text:p>
      <text:p text:style-name="P21"><text:span text:style-name="Code_20_char">os.CommittedVirtualMemorySize</text:span> : process committed v<text:span text:style-name="T45">irtual </text:span>m<text:span text:style-name="T45">emory</text:span> in bytes *</text:p>
      <text:p text:style-name="P21"><text:span text:style-name="Code_20_char">os.ProcessCpuTime</text:span> : process <text:span text:style-name="T43">CPU</text:span> time in nanos<text:span text:style-name="T42">econds *</text:span></text:p>
      <text:p text:style-name="P21"><text:span text:style-name="Code_20_char">os.Name</text:span> : operating system name</text:p>
      <text:p text:style-name="P21"><text:span text:style-name="Code_20_char">os.Version</text:span> : operating system version</text:p>
      <text:p text:style-name="P21"><text:span text:style-name="Code_20_char">os.Arch</text:span> : operating system architecture</text:p>
      <text:p text:style-name="P21"><text:span text:style-name="Code_20_char">os.AvailableProcessors</text:span> : system available cores</text:p>
      <text:p text:style-name="P21"/>
      <text:p text:style-name="P21">* <text:span text:style-name="T15">these values are computed at node or server startup time, and will change subsequently; they should be used with appropriate precautions.</text:span></text:p>
      <text:p text:style-name="P21"/>
      <text:p text:style-name="P23">Example:</text:p>
      <text:p text:style-name="P23"/>
      <text:p text:style-name="Code_20_block">os.Arch = amd64</text:p>
      <text:p text:style-name="Code_20_block">os.AvailableProcessors = 8</text:p>
      <text:p text:style-name="Code_20_block">os.CommittedVirtualMemorySize = 375021568</text:p>
      <text:p text:style-name="Code_20_block">os.FreePhysicalMemorySize = 12983939072</text:p>
      <text:p text:style-name="Code_20_block">os.FreeSwapSpaceSize = 29355577344</text:p>
      <text:p text:style-name="Code_20_block">os.Name = Windows 7</text:p>
      <text:p text:style-name="Code_20_block">os.ProcessCpuTime = 312002000</text:p>
      <text:p text:style-name="Code_20_block">os.TotalPhysicalMemorySize = 17113022464</text:p>
      <text:p text:style-name="Code_20_block">os.TotalSwapSpaceSize = 34224136192</text:p>
      <text:p text:style-name="Code_20_block">os.Version = 6.1</text:p>
      <text:list xml:id="list64140233143256" text:continue-numbering="true" text:style-name="Outline">
        <text:list-item>
          <text:list>
            <text:list-item>
              <text:h text:style-name="P49" text:outline-level="2">Execution policy XML schema</text:h>
            </text:list-item>
          </text:list>
        </text:list-item>
      </text:list>
      <text:p text:style-name="Standard"/>
      <text:p text:style-name="Code_20_block">&lt;?xml version="1.0" encoding="UTF-8"?&gt;<text:line-break/><text:line-break/><text:span text:style-name="T17">&lt;!--<text:line-break/> <text:s/>JPPF.<text:line-break/> <text:s/>Copyright (C) 2005-201</text:span><text:span text:style-name="T21">4</text:span><text:span text:style-name="T17"> JPPF Team. <text:line-break/> <text:s/>http://www.jppf.org<text:line-break/><text:line-break/> <text:s/>Licensed under the Apache License, Version 2.0 (the "License");<text:line-break/> <text:s/>you may not use this file except in compliance with the License.<text:line-break/> <text:s/>You may obtain a copy of the License at<text:line-break/><text:line-break/> <text:s text:c="4"/>http://www.apache.org/licenses/LICENSE-2.0<text:line-break/><text:line-break/> <text:s/>Unless required by applicable law or agreed to in writing, software<text:line-break/> <text:s/>distributed under the License is distributed on an "AS IS" BASIS,<text:line-break/> <text:s/>WITHOUT WARRANTIES OR CONDITIONS OF ANY KIND, either express or implied.<text:line-break/> <text:s/>See the License for the specific language governing permissions and<text:line-break/> <text:s/>limitations under the License.<text:line-break/>--&gt;</text:span><text:line-break/><text:line-break/>&lt;schema xmlns="http://www.w3.org/2001/XMLSchema"<text:line-break/> <text:s/>xmlns:jppf="http://www.jppf.org/schemas/ExecutionPolicy.xsd"<text:line-break/> <text:s/>targetNamespace="http://www.jppf.org/schemas/ExecutionPolicy.xsd"<text:line-break/> <text:s/>elementFormDefault="unqualified" attributeFormDefault="unqualified"&gt;<text:line-break/><text:line-break/> <text:s/>&lt;element name="ExecutionPolicy" type="jppf:OneRuleType"/&gt;<text:line-break/><text:line-break/> <text:s/>&lt;group name="Rule"&gt;<text:line-break/> <text:s text:c="3"/>&lt;choice&gt;<text:line-break/> <text:s text:c="5"/>&lt;element name="NOT" type="jppf:OneRuleType"/&gt;<text:line-break/> <text:s text:c="5"/>&lt;element name="AND" type="jppf:TwoOrMoreRulesType"/&gt;<text:line-break/> <text:s text:c="5"/>&lt;element name="OR" type="jppf:TwoOrMoreRulesType"/&gt;<text:line-break/> <text:s text:c="5"/>&lt;element name="XOR" type="jppf:TwoOrMoreRulesType"/&gt;<text:line-break/> <text:s text:c="5"/>&lt;element name="LessThan" type="jppf:Numeric2Type"/&gt;<text:line-break/> <text:s text:c="5"/>&lt;element name="AtMost" type="jppf:Numeric2Type"/&gt;<text:line-break/> <text:s text:c="5"/>&lt;element name="MoreThan" type="jppf:Numeric2Type"/&gt;<text:line-break/> <text:s text:c="5"/>&lt;element name="AtLeast" type="jppf:Numeric2Type"/&gt;<text:line-break/> <text:s text:c="5"/>&lt;element name="BetweenII" type="jppf:Numeric3Type"/&gt;<text:line-break/> <text:s text:c="5"/>&lt;element name="BetweenIE" type="jppf:Numeric3Type"/&gt;<text:line-break/> <text:s text:c="5"/>&lt;element name="BetweenEI" type="jppf:Numeric3Type"/&gt;<text:line-break/> <text:s text:c="5"/>&lt;element name="BetweenEE" type="jppf:Numeric3Type"/&gt;<text:line-break/> <text:s text:c="5"/>&lt;element name="Equal" type="jppf:EqualType"/&gt;<text:line-break/> <text:s text:c="5"/>&lt;element name="Contains" type="jppf:ContainsType"/&gt;<text:line-break/> <text:s text:c="5"/>&lt;element name="OneOf" type="jppf:OneOfType"/&gt;<text:line-break/> <text:s text:c="5"/>&lt;element name="RegExp" type="jppf:RegExpType"/&gt;<text:line-break/> <text:s text:c="5"/>&lt;element name="CustomRule" type="jppf:CustomRuleType"/&gt;<text:line-break/> <text:s text:c="5"/>&lt;element name="<text:span text:style-name="T33">Script</text:span>" type="jppf:<text:span text:style-name="T33">ScriptedR</text:span>uleType"/&gt;<text:line-break/><text:span text:style-name="T41"> <text:s text:c="5"/>&lt;element name="IsInIPv4Subnet" type="jppf:SubnetRuleType"/&gt;</text:span></text:p>
      <text:p text:style-name="P39"><text:s text:c="6"/>&lt;element name="IsInIPv6Subnet" type="jppf:SubnetRuleType"/&gt;</text:p>
      <text:p text:style-name="P36"><text:s text:c="4"/>&lt;/choice&gt;<text:line-break/> <text:s/>&lt;/group&gt;<text:line-break/><text:line-break/> <text:s/><text:span text:style-name="T19">&lt;!-- unary predicates : NOT --&gt;</text:span></text:p>
      <text:p text:style-name="P36"><text:s text:c="2"/>&lt;complexType name="OneRuleType"&gt;<text:line-break/> <text:s text:c="3"/>&lt;sequence&gt;<text:line-break/> <text:s text:c="5"/>&lt;group ref="jppf:Rule"/&gt;<text:line-break/> <text:s text:c="3"/>&lt;/sequence&gt;<text:line-break/> <text:s/>&lt;/complexType&gt;<text:line-break/></text:p>
      <text:p text:style-name="P36"><text:span text:style-name="T41"><text:s text:c="2"/></text:span><text:span text:style-name="T22">&lt;!-- n-ary predicates : Preference --&gt;</text:span></text:p>
      <text:p text:style-name="P39"><text:s text:c="2"/>&lt;complexType name="OneOrMoreRulesType"&gt;</text:p>
      <text:p text:style-name="P39"><text:s text:c="4"/>&lt;sequence minOccurs="1" maxOccurs="unbounded"&gt;</text:p>
      <text:p text:style-name="P39"><text:s text:c="6"/>&lt;group ref="jppf:Rule"/&gt;</text:p>
      <text:p text:style-name="P39"><text:s text:c="4"/>&lt;/sequence&gt;</text:p>
      <text:p text:style-name="P39"><text:s text:c="2"/>&lt;/complexType&gt;</text:p>
      <text:p text:style-name="P36"><text:soft-page-break/><text:line-break/> <text:s/><text:span text:style-name="T19">&lt;!-- binary predicates : AND, OR, XOR --&gt;</text:span></text:p>
      <text:p text:style-name="P29"><text:s text:c="2"/>&lt;complexType name="TwoOrMoreRulesType"&gt;<text:line-break/> <text:s text:c="3"/>&lt;sequence minOccurs="2" maxOccurs="unbounded"&gt;<text:line-break/> <text:s text:c="5"/>&lt;group ref="jppf:Rule"/&gt;<text:line-break/> <text:s text:c="3"/>&lt;/sequence&gt;<text:line-break/> <text:s/>&lt;/complexType&gt;<text:line-break/></text:p>
      <text:p text:style-name="P36"><text:s text:c="3"/><text:line-break/> <text:s/><text:span text:style-name="T17">&lt;!-- test of type "property_value is less than value" --&gt;</text:span><text:line-break/> <text:s/>&lt;complexType name="Numeric2Type"&gt;<text:line-break/> <text:s text:c="3"/>&lt;sequence&gt;<text:line-break/> <text:s text:c="5"/>&lt;element name="Property" type="string"/&gt;<text:line-break/> <text:s text:c="5"/>&lt;element name="Value" type="double"/&gt;<text:line-break/> <text:s text:c="3"/>&lt;/sequence&gt;<text:line-break/> <text:s/>&lt;/complexType&gt;<text:line-break/><text:line-break/> <text:s/><text:span text:style-name="T17">&lt;!-- test of type "property_value is in range [a, b]" --&gt;</text:span><text:line-break/> <text:s/>&lt;complexType name="Numeric3Type"&gt;<text:line-break/> <text:s text:c="3"/>&lt;sequence&gt;<text:line-break/> <text:s text:c="5"/>&lt;element name="Property" type="string"/&gt;<text:line-break/> <text:s text:c="5"/>&lt;element name="Value" type="double" minOccurs="2" maxOccurs="2"/&gt;<text:line-break/> <text:s text:c="3"/>&lt;/sequence&gt;<text:line-break/> <text:s/>&lt;/complexType&gt;<text:line-break/><text:line-break/> <text:s/><text:span text:style-name="T17">&lt;!-- test of type "property_value is equal to value" --&gt;</text:span><text:line-break/> <text:s/>&lt;complexType name="EqualType"&gt;<text:line-break/> <text:s text:c="3"/>&lt;sequence&gt;<text:line-break/> <text:s text:c="5"/>&lt;element name="Property" type="string"/&gt;<text:line-break/> <text:s text:c="5"/>&lt;element name="Value" type="string"/&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9"/>&lt;enumeration value="boolean"/&gt;<text:line-break/> <text:s text:c="7"/>&lt;/restriction&gt;<text:line-break/> <text:s text:c="5"/>&lt;/simpleType&gt;<text:line-break/> <text:s text:c="3"/>&lt;/attribute&gt;<text:line-break/> <text:s text:c="3"/>&lt;attribute name="ignoreCase" type="jppf:TrueFalse" use="optional" default="false"/&gt;<text:line-break/> <text:s/>&lt;/complexType&gt;<text:line-break/><text:line-break/> <text:s/><text:span text:style-name="T17">&lt;!-- test of type "property_value contains substring" --&gt;</text:span><text:line-break/> <text:s/>&lt;complexType name="ContainsType"&gt;<text:line-break/> <text:s text:c="3"/>&lt;sequence&gt;<text:line-break/> <text:s text:c="5"/>&lt;element name="Property" type="string"/&gt;<text:line-break/> <text:s text:c="5"/>&lt;element name="Value" type="string"/&gt;<text:line-break/> <text:s text:c="3"/>&lt;/sequence&gt;<text:line-break/> <text:s text:c="3"/>&lt;attribute name="ignoreCase" type="jppf:TrueFalse" use="optional" default="false"/&gt;<text:line-break/> <text:s/>&lt;/complexType&gt;<text:line-break/><text:line-break/> <text:s/><text:span text:style-name="T17">&lt;!-- test of type "property_value is one of {value1, ... , valueN}" --&gt;</text:span><text:line-break/> <text:s/>&lt;complexType name="OneOfType"&gt;<text:line-break/> <text:s text:c="3"/>&lt;sequence&gt;<text:line-break/> <text:s text:c="5"/>&lt;element name="Property" type="string"/&gt;<text:line-break/> <text:s text:c="5"/>&lt;element name="Value" type="string" maxOccurs="unbounded"/&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7"/>&lt;/restriction&gt;<text:line-break/> <text:s text:c="5"/>&lt;/simpleType&gt;<text:line-break/> <text:s text:c="3"/>&lt;/attribute&gt;<text:line-break/> <text:s text:c="3"/>&lt;attribute name="ignoreCase" type="jppf:TrueFalse" use="optional" default="false"/&gt;<text:line-break/> <text:s/>&lt;/complexType&gt;<text:line-break/> <text:s text:c="3"/><text:line-break/><text:soft-page-break/> <text:s/><text:span text:style-name="T17">&lt;!-- test of type "property_value matches regular_expression" --&gt;</text:span><text:line-break/> <text:s/>&lt;complexType name="RegExpType"&gt;<text:line-break/> <text:s text:c="3"/>&lt;sequence&gt;<text:line-break/> <text:s text:c="5"/>&lt;element name="Property" type="string"/&gt;<text:line-break/> <text:s text:c="5"/>&lt;element name="Value" type="string"/&gt;<text:line-break/> <text:s text:c="3"/>&lt;/sequence&gt;<text:line-break/> <text:s/>&lt;/complexType&gt;<text:line-break/><text:line-break/> <text:s/>&lt;simpleType name="TrueFalse"&gt;<text:line-break/> <text:s text:c="3"/>&lt;restriction base="string"&gt;<text:line-break/> <text:s text:c="5"/>&lt;enumeration value="true"/&gt;<text:line-break/> <text:s text:c="5"/>&lt;enumeration value="false"/&gt;<text:line-break/> <text:s text:c="3"/>&lt;/restriction&gt;<text:line-break/> <text:s/>&lt;/simpleType&gt;<text:line-break/></text:p>
      <text:p text:style-name="P36"><text:span text:style-name="T41"><text:s text:c="2"/></text:span><text:span text:style-name="T22">&lt;!-- Subnet matching execution policy --&gt;</text:span></text:p>
      <text:p text:style-name="P39"><text:s text:c="2"/>&lt;complexType name="SubnetRuleType"&gt;</text:p>
      <text:p text:style-name="P39"><text:s text:c="4"/>&lt;sequence&gt;</text:p>
      <text:p text:style-name="P39"><text:s text:c="6"/>&lt;element name="Subnet" type="string" minOccurs="1" maxOccurs="unbounded"/&gt;</text:p>
      <text:p text:style-name="P39"><text:s text:c="4"/>&lt;/sequence&gt;</text:p>
      <text:p text:style-name="P39"><text:s text:c="2"/>&lt;/complexType&gt;</text:p>
      <text:p text:style-name="P36"><text:line-break/> <text:s/><text:span text:style-name="T17">&lt;!-- </text:span><text:span text:style-name="T19">custom execution policy</text:span><text:span text:style-name="T17"> --&gt;</text:span><text:line-break/> <text:s/>&lt;complexType name="CustomRuleType"&gt;<text:line-break/> <text:s text:c="3"/>&lt;sequence&gt;<text:line-break/> <text:s text:c="5"/>&lt;element name="Arg" type="string" minOccurs="0" maxOccurs="unbounded"/&gt;<text:line-break/> <text:s text:c="3"/>&lt;/sequence&gt;<text:line-break/> <text:s text:c="3"/>&lt;attribute name="class" type="string"/&gt;<text:line-break/> <text:s/>&lt;/complexType&gt;<text:line-break/><text:line-break/> <text:s/><text:span text:style-name="T17">&lt;!-- </text:span><text:span text:style-name="T20">scripted</text:span><text:span text:style-name="T19"> execution policy</text:span><text:span text:style-name="T17"> --&gt;</text:span><text:line-break/> <text:s/>&lt;complexType name="<text:span text:style-name="T32">Scripted</text:span>RuleType"&gt;<text:line-break/> <text:s text:c="3"/>&lt;<text:span text:style-name="T32">simpleContent</text:span>&gt;<text:line-break/> <text:s text:c="5"/><text:span text:style-name="T32">&lt;extension base="string"&gt;</text:span></text:p>
      <text:p text:style-name="P31"><text:s text:c="8"/>&lt;attribute name="language" type="string"/&gt;</text:p>
      <text:p text:style-name="P31"><text:s text:c="6"/>&lt;/extension&gt;</text:p>
      <text:p text:style-name="P30"><text:s text:c="4"/>&lt;/<text:span text:style-name="T32">simpleContent</text:span>&gt;<text:line-break/> <text:s/>&lt;/complexType&gt;<text:line-break/></text:p>
      <text:p text:style-name="P30">&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6H31M47S</meta:editing-duration>
    <meta:editing-cycles>66</meta:editing-cycles>
    <meta:generator>LibreOffice/4.3.2.2$Windows_x86 LibreOffice_project/edfb5295ba211bd31ad47d0bad0118690f76407d</meta:generator>
    <meta:creation-date>2009-11-09T06:38:14.61</meta:creation-date>
    <dc:date>2014-11-10T06:41:39.950000000</dc:date>
    <meta:document-statistic meta:table-count="0" meta:image-count="0" meta:object-count="0" meta:page-count="14" meta:paragraph-count="553" meta:word-count="2868" meta:character-count="25497" meta:non-whitespace-character-count="2220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